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4941" officeooo:paragraph-rsid="00114941"/>
    </style:style>
    <style:style style:name="T1" style:family="text">
      <style:text-properties officeooo:rsid="0012c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er:</text:p>
      <text:p text:style-name="P1"><text:tab/><text:span text:style-name="T1">added istream and save</text:span></text:p>
      <text:p text:style-name="P1">Options:</text:p>
      <text:p text:style-name="P1"><text:tab/><text:span text:style-name="T1">added istream and save </text:span></text:p>
      <text:p text:style-name="P1">Desktop:</text:p>
      <text:p text:style-name="P1"><text:tab/></text:p>
      <text:p text:style-name="P1">Order:</text:p>
      <text:p text:style-name="P1"/>
      <text:p text:style-name="P1">Store:</text:p>
      <text:p text:style-name="P1"/>
      <text:p text:style-name="P1">Mainwin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3:43:52.495737621</meta:creation-date>
    <meta:generator>LibreOffice/6.0.7.3$Linux_X86_64 LibreOffice_project/00m0$Build-3</meta:generator>
    <dc:date>2020-04-05T13:57:29.327457775</dc:date>
    <meta:editing-duration>PT13M43S</meta:editing-duration>
    <meta:editing-cycles>2</meta:editing-cycles>
    <meta:document-statistic meta:table-count="0" meta:image-count="0" meta:object-count="0" meta:page-count="1" meta:paragraph-count="9" meta:word-count="14" meta:character-count="93" meta:non-whitespace-character-count="83"/>
  </office:meta>
</office:document-meta>
</file>